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10"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11"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12"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13"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14"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15" style:family="paragraph" style:parent-style-name="Text_20_body">
      <style:text-properties officeooo:rsid="055d22b7" officeooo:paragraph-rsid="056e711a"/>
    </style:style>
    <style:style style:name="P16" style:family="paragraph" style:parent-style-name="Text_20_body">
      <style:text-properties officeooo:rsid="055d22b7" officeooo:paragraph-rsid="058ddf1b"/>
    </style:style>
    <style:style style:name="P17" style:family="paragraph" style:parent-style-name="Text_20_body">
      <style:text-properties officeooo:rsid="056e711a" officeooo:paragraph-rsid="056e711a"/>
    </style:style>
    <style:style style:name="P18" style:family="paragraph" style:parent-style-name="Text_20_body">
      <style:text-properties officeooo:rsid="054a4dc3" officeooo:paragraph-rsid="0590f641"/>
    </style:style>
    <style:style style:name="P19" style:family="paragraph" style:parent-style-name="Text_20_body">
      <style:text-properties officeooo:rsid="059a2d8e" officeooo:paragraph-rsid="059a2d8e"/>
    </style:style>
    <style:style style:name="P20" style:family="paragraph" style:parent-style-name="Text_20_body">
      <style:text-properties style:font-name="David CLM" officeooo:rsid="02d00e5f" officeooo:paragraph-rsid="032aa1da" style:font-name-complex="David CLM"/>
    </style:style>
    <style:style style:name="P21" style:family="paragraph" style:parent-style-name="Text_20_body">
      <style:text-properties officeooo:paragraph-rsid="05d44a8f"/>
    </style:style>
    <style:style style:name="P22" style:family="paragraph" style:parent-style-name="Text_20_body">
      <style:text-properties officeooo:rsid="05d44a8f" officeooo:paragraph-rsid="05d44a8f"/>
    </style:style>
    <style:style style:name="P23" style:family="paragraph" style:parent-style-name="Text_20_body">
      <style:paragraph-properties fo:text-align="start" style:justify-single-word="false" style:writing-mode="lr-tb"/>
    </style:style>
    <style:style style:name="P24" style:family="paragraph" style:parent-style-name="Text_20_body">
      <style:paragraph-properties fo:text-align="start" style:justify-single-word="false" style:writing-mode="lr-tb"/>
      <style:text-properties officeooo:paragraph-rsid="0589227d"/>
    </style:style>
    <style:style style:name="P25"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5e627" officeooo:paragraph-rsid="0505e627"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af358" officeooo:paragraph-rsid="050af358"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bfe46" officeooo:paragraph-rsid="050bfe46"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29b93" officeooo:paragraph-rsid="0553bf27"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Text_20_body">
      <style:paragraph-properties fo:text-align="end" style:justify-single-word="false" style:writing-mode="rl-tb"/>
      <style:text-properties officeooo:rsid="0553bf27" officeooo:paragraph-rsid="055d6312"/>
    </style:style>
    <style:style style:name="P31" style:family="paragraph" style:parent-style-name="Table_20_Contents">
      <style:text-properties fo:font-size="12pt" officeooo:rsid="04fa2888" officeooo:paragraph-rsid="04fa2888" style:font-size-complex="12pt"/>
    </style:style>
    <style:style style:name="P32" style:family="paragraph" style:parent-style-name="Table_20_Contents">
      <style:text-properties fo:font-size="12pt" officeooo:rsid="04fb7778" officeooo:paragraph-rsid="04fb7778" style:font-size-complex="12pt"/>
    </style:style>
    <style:style style:name="P33" style:family="paragraph" style:parent-style-name="Table_20_Contents">
      <style:text-properties fo:font-size="12pt" officeooo:rsid="0518fedc" officeooo:paragraph-rsid="0518fedc" style:font-size-complex="12pt"/>
    </style:style>
    <style:style style:name="P34" style:family="paragraph" style:parent-style-name="Table_20_Contents">
      <style:text-properties fo:font-size="12pt" fo:font-weight="bold" officeooo:rsid="04fa2888" officeooo:paragraph-rsid="04fa2888" style:font-weight-asian="bold" style:font-size-complex="12pt" style:font-weight-complex="bold"/>
    </style:style>
    <style:style style:name="P35" style:family="paragraph" style:parent-style-name="Table_20_Contents">
      <style:text-properties fo:font-size="12pt" fo:font-weight="bold" officeooo:rsid="04fb7778" officeooo:paragraph-rsid="04fb7778" style:font-weight-asian="bold" style:font-size-complex="12pt" style:font-weight-complex="bold"/>
    </style:style>
    <style:style style:name="P36"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37" style:family="paragraph" style:parent-style-name="Text_20_body">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Text_20_body">
      <style:paragraph-properties fo:margin-top="0in" fo:margin-bottom="0in" loext:contextual-spacing="false" fo:text-align="end" style:justify-single-word="false" style:writing-mode="rl-tb"/>
      <style:text-properties officeooo:rsid="0557e336" officeooo:paragraph-rsid="0557e336"/>
    </style:style>
    <style:style style:name="P3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42"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0"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1" style:family="paragraph" style:parent-style-name="Standard">
      <style:text-properties officeooo:rsid="054a4dc3" officeooo:paragraph-rsid="05bee02e"/>
    </style:style>
    <style:style style:name="P52" style:family="paragraph" style:parent-style-name="Standard">
      <style:text-properties officeooo:rsid="059527db" officeooo:paragraph-rsid="05c47eff"/>
    </style:style>
    <style:style style:name="P53" style:family="paragraph" style:parent-style-name="Standard">
      <style:text-properties officeooo:rsid="05b97818" officeooo:paragraph-rsid="05b97818"/>
    </style:style>
    <style:style style:name="P54" style:family="paragraph" style:parent-style-name="Standard">
      <style:text-properties officeooo:rsid="05bbd5df" officeooo:paragraph-rsid="05bbd5df"/>
    </style:style>
    <style:style style:name="P55" style:family="paragraph" style:parent-style-name="Standard">
      <style:text-properties officeooo:rsid="05bee02e" officeooo:paragraph-rsid="05bee02e"/>
    </style:style>
    <style:style style:name="P56" style:family="paragraph" style:parent-style-name="Standard">
      <style:text-properties officeooo:rsid="059a2d8e" officeooo:paragraph-rsid="05bee02e"/>
    </style:style>
    <style:style style:name="P57" style:family="paragraph" style:parent-style-name="Standard">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officeooo:paragraph-rsid="05af403d" style:letter-kerning="true" style:font-size-asian="12pt" style:font-style-asian="normal" style:font-weight-asian="normal" style:font-name-complex="David CLM" style:font-size-complex="12pt" style:font-style-complex="normal" style:font-weight-complex="normal" style:text-emphasize="none"/>
    </style:style>
    <style:style style:name="P58"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9"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60"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67339" officeooo:paragraph-rsid="05367339" style:letter-kerning="true" style:font-size-asian="12pt" style:font-style-asian="normal" style:font-weight-asian="normal" style:font-name-complex="David CLM" style:font-size-complex="12pt" style:font-weight-complex="normal" style:text-emphasize="none"/>
    </style:style>
    <style:style style:name="P61"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62" style:family="paragraph" style:parent-style-name="Text_20_body" style:list-style-name="L4">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63" style:family="paragraph" style:parent-style-name="Text_20_body" style:list-style-name="L5">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64" style:family="paragraph" style:parent-style-name="Text_20_body">
      <style:text-properties officeooo:rsid="05d420b7" officeooo:paragraph-rsid="05d44a8f"/>
    </style:style>
    <style:style style:name="P65" style:family="paragraph" style:parent-style-name="Text_20_body" style:list-style-name="L3">
      <style:text-properties officeooo:rsid="05caa4cd" officeooo:paragraph-rsid="05caa4cd"/>
    </style:style>
    <style:style style:name="P66" style:family="paragraph" style:parent-style-name="Text_20_body" style:list-style-name="L3">
      <style:text-properties fo:font-weight="normal" officeooo:rsid="05caa4cd" officeooo:paragraph-rsid="05caa4cd" style:font-weight-asian="normal" style:font-weight-complex="normal"/>
    </style:style>
    <style:style style:name="P67" style:family="paragraph" style:parent-style-name="Text_20_body" style:list-style-name="L3">
      <style:text-properties officeooo:rsid="053fada2" officeooo:paragraph-rsid="053fada2"/>
    </style:style>
    <style:style style:name="P68" style:family="paragraph" style:parent-style-name="Text_20_body" style:list-style-name="L3">
      <style:text-properties officeooo:rsid="0541ace3" officeooo:paragraph-rsid="0541ace3"/>
    </style:style>
    <style:style style:name="P69" style:family="paragraph" style:parent-style-name="Text_20_body" style:list-style-name="L3">
      <style:text-properties officeooo:rsid="0541e845" officeooo:paragraph-rsid="0541e845"/>
    </style:style>
    <style:style style:name="P70" style:family="paragraph" style:parent-style-name="Text_20_body" style:list-style-name="L5">
      <style:text-properties officeooo:rsid="056e711a" officeooo:paragraph-rsid="05738556"/>
    </style:style>
    <style:style style:name="P71" style:family="paragraph" style:parent-style-name="Text_20_body" style:list-style-name="L6">
      <style:text-properties officeooo:paragraph-rsid="0548c5d0"/>
    </style:style>
    <style:style style:name="P72" style:family="paragraph" style:parent-style-name="Text_20_body">
      <style:text-properties officeooo:rsid="05d50d29" officeooo:paragraph-rsid="05d50d29"/>
    </style:style>
    <style:style style:name="P73" style:family="paragraph" style:parent-style-name="Text_20_body" style:list-style-name="L2">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74" style:family="paragraph" style:parent-style-name="Text_20_body" style:list-style-name="L4">
      <style:paragraph-properties fo:margin-top="0in" fo:margin-bottom="0in" loext:contextual-spacing="false" fo:text-align="end" style:justify-single-word="false" style:writing-mode="rl-tb"/>
      <style:text-properties officeooo:rsid="05591c4b" officeooo:paragraph-rsid="055a9ae2"/>
    </style:style>
    <style:style style:name="P75" style:family="paragraph" style:parent-style-name="Text_20_body" style:list-style-name="L4">
      <style:paragraph-properties fo:margin-top="0in" fo:margin-bottom="0in" loext:contextual-spacing="false"/>
      <style:text-properties officeooo:paragraph-rsid="0568e324"/>
    </style:style>
    <style:style style:name="P76" style:family="paragraph" style:parent-style-name="Text_20_body" style:list-style-name="L4">
      <style:paragraph-properties fo:margin-top="0in" fo:margin-bottom="0in" loext:contextual-spacing="false"/>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P77" style:family="paragraph" style:parent-style-name="Heading_20_1">
      <style:text-properties style:font-name="David CLM" officeooo:rsid="04e3f55f" officeooo:paragraph-rsid="04e3f55f" style:font-name-complex="David CLM"/>
    </style:style>
    <style:style style:name="P78" style:family="paragraph" style:parent-style-name="Heading_20_2">
      <style:text-properties officeooo:rsid="05d50d29" officeooo:paragraph-rsid="05d50d29"/>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weight="bold" officeooo:rsid="059a2d8e" style:font-weight-asian="bold" style:font-weight-complex="bold"/>
    </style:style>
    <style:style style:name="T5" style:family="text">
      <style:text-properties fo:font-weight="bold" officeooo:rsid="05caa4c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5600163" style:font-style-asian="italic" style:font-style-complex="italic"/>
    </style:style>
    <style:style style:name="T8" style:family="text">
      <style:text-properties fo:font-style="italic" officeooo:rsid="057b9f03" style:font-style-asian="italic" style:font-style-complex="italic"/>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text-position="0% 100%"/>
    </style:style>
    <style:style style:name="T12" style:family="text">
      <style:text-properties style:text-position="0% 100%" fo:font-weight="bold" style:font-weight-asian="bold" style:font-weight-complex="bold"/>
    </style:style>
    <style:style style:name="T13" style:family="text">
      <style:text-properties style:text-position="0% 100%" fo:font-weight="bold" officeooo:rsid="05030d04" style:font-weight-asian="bold" style:font-weight-complex="bold"/>
    </style:style>
    <style:style style:name="T14" style:family="text">
      <style:text-properties style:text-position="0% 100%" fo:font-weight="bold" officeooo:rsid="0578589e" style:font-weight-asian="bold" style:font-weight-complex="bold"/>
    </style:style>
    <style:style style:name="T15" style:family="text">
      <style:text-properties style:text-position="0% 100%" fo:font-weight="bold" officeooo:rsid="0524be13" style:font-weight-asian="bold" style:font-weight-complex="bold"/>
    </style:style>
    <style:style style:name="T16" style:family="text">
      <style:text-properties style:text-position="0% 100%" officeooo:rsid="0500dd55"/>
    </style:style>
    <style:style style:name="T17" style:family="text">
      <style:text-properties style:text-position="0% 100%" officeooo:rsid="05028eb5"/>
    </style:style>
    <style:style style:name="T18" style:family="text">
      <style:text-properties style:text-position="0% 100%" officeooo:rsid="05030d04"/>
    </style:style>
    <style:style style:name="T19" style:family="text">
      <style:text-properties style:text-position="0% 100%" officeooo:rsid="0508f92a"/>
    </style:style>
    <style:style style:name="T20" style:family="text">
      <style:text-properties style:text-position="0% 100%" officeooo:rsid="050be42a"/>
    </style:style>
    <style:style style:name="T21" style:family="text">
      <style:text-properties style:text-position="0% 100%" officeooo:rsid="050db58e"/>
    </style:style>
    <style:style style:name="T22" style:family="text">
      <style:text-properties style:text-position="0% 100%" officeooo:rsid="05130bc9"/>
    </style:style>
    <style:style style:name="T23" style:family="text">
      <style:text-properties style:text-position="0% 100%" officeooo:rsid="0522d74a"/>
    </style:style>
    <style:style style:name="T24" style:family="text">
      <style:text-properties style:text-position="0% 100%" officeooo:rsid="0524be13"/>
    </style:style>
    <style:style style:name="T25" style:family="text">
      <style:text-properties style:text-position="0% 100%" officeooo:rsid="0578107a"/>
    </style:style>
    <style:style style:name="T26" style:family="text">
      <style:text-properties style:text-position="0% 100%" officeooo:rsid="0578589e"/>
    </style:style>
    <style:style style:name="T27" style:family="text">
      <style:text-properties style:text-position="0% 100%" officeooo:rsid="057b3919"/>
    </style:style>
    <style:style style:name="T28" style:family="text">
      <style:text-properties officeooo:rsid="051fada4"/>
    </style:style>
    <style:style style:name="T29" style:family="text">
      <style:text-properties officeooo:rsid="05213772"/>
    </style:style>
    <style:style style:name="T30" style:family="text">
      <style:text-properties officeooo:rsid="0527725c"/>
    </style:style>
    <style:style style:name="T31" style:family="text">
      <style:text-properties officeooo:rsid="052a500a"/>
    </style:style>
    <style:style style:name="T32" style:family="text">
      <style:text-properties officeooo:rsid="052f4c42"/>
    </style:style>
    <style:style style:name="T33" style:family="text">
      <style:text-properties officeooo:rsid="053b45e6"/>
    </style:style>
    <style:style style:name="T3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3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3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3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3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3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4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4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4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4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4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4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4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4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4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4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5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5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5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5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5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5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5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5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5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5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6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6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62"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63"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64" style:family="text">
      <style:text-properties style:use-window-font-color="true"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65" style:family="text">
      <style:text-properties style:use-window-font-color="true"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66" style:family="text">
      <style:text-properties style:use-window-font-color="true"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6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6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69" style:family="text">
      <style:text-properties fo:font-weight="normal" style:font-weight-asian="normal" style:font-weight-complex="normal"/>
    </style:style>
    <style:style style:name="T70" style:family="text">
      <style:text-properties fo:font-weight="normal" officeooo:rsid="0576d220" style:font-weight-asian="normal" style:font-weight-complex="normal"/>
    </style:style>
    <style:style style:name="T71" style:family="text">
      <style:text-properties officeooo:rsid="054f667f"/>
    </style:style>
    <style:style style:name="T72" style:family="text">
      <style:text-properties officeooo:rsid="05517c33"/>
    </style:style>
    <style:style style:name="T73" style:family="text">
      <style:text-properties officeooo:rsid="055cb7e3"/>
    </style:style>
    <style:style style:name="T74" style:family="text">
      <style:text-properties officeooo:rsid="05600163"/>
    </style:style>
    <style:style style:name="T75" style:family="text">
      <style:text-properties officeooo:rsid="057679d2"/>
    </style:style>
    <style:style style:name="T76" style:family="text">
      <style:text-properties officeooo:rsid="057b9f03"/>
    </style:style>
    <style:style style:name="T77" style:family="text">
      <style:text-properties officeooo:rsid="057cc2e3"/>
    </style:style>
    <style:style style:name="T78" style:family="text">
      <style:text-properties officeooo:rsid="0581bbc6"/>
    </style:style>
    <style:style style:name="T79" style:family="text">
      <style:text-properties officeooo:rsid="0581bc0c"/>
    </style:style>
    <style:style style:name="T80" style:family="text">
      <style:text-properties officeooo:rsid="05851444"/>
    </style:style>
    <style:style style:name="T81" style:family="text">
      <style:text-properties style:text-position="sub 58%" officeooo:rsid="05851444"/>
    </style:style>
    <style:style style:name="T82" style:family="text">
      <style:text-properties officeooo:rsid="058cef76"/>
    </style:style>
    <style:style style:name="T83" style:family="text">
      <style:text-properties officeooo:rsid="056b6073"/>
    </style:style>
    <style:style style:name="T84" style:family="text">
      <style:text-properties fo:font-style="normal" style:font-style-asian="normal" style:font-style-complex="normal"/>
    </style:style>
    <style:style style:name="T85" style:family="text">
      <style:text-properties fo:font-style="normal" officeooo:rsid="05c17727" style:font-style-asian="normal" style:font-style-complex="normal"/>
    </style:style>
    <style:style style:name="T86" style:family="text">
      <style:text-properties officeooo:rsid="0590f641"/>
    </style:style>
    <style:style style:name="T87" style:family="text">
      <style:text-properties officeooo:rsid="05986171"/>
    </style:style>
    <style:style style:name="T88" style:family="text">
      <style:text-properties officeooo:rsid="059a2d8e"/>
    </style:style>
    <style:style style:name="T89" style:family="text">
      <style:text-properties officeooo:rsid="059f0fed"/>
    </style:style>
    <style:style style:name="T90" style:family="text">
      <style:text-properties officeooo:rsid="05a854f2"/>
    </style:style>
    <style:style style:name="T91" style:family="text">
      <style:text-properties officeooo:rsid="05aa7c4e"/>
    </style:style>
    <style:style style:name="T92" style:family="text">
      <style:text-properties officeooo:rsid="05b20563"/>
    </style:style>
    <style:style style:name="T93" style:family="text">
      <style:text-properties officeooo:rsid="05bbd5df"/>
    </style:style>
    <style:style style:name="T94" style:family="text">
      <style:text-properties officeooo:rsid="05c47eff"/>
    </style:style>
    <style:style style:name="T95" style:family="text">
      <style:text-properties officeooo:rsid="05caa4cd"/>
    </style:style>
    <style:style style:name="T96" style:family="text">
      <style:text-properties officeooo:rsid="05cb953b"/>
    </style:style>
    <style:style style:name="T97" style:family="text">
      <style:text-properties officeooo:rsid="05cd5d3a"/>
    </style:style>
    <style:style style:name="T98" style:family="text">
      <style:text-properties officeooo:rsid="05ce0262"/>
    </style:style>
    <style:style style:name="T99" style:family="text">
      <style:text-properties officeooo:rsid="05d0a196"/>
    </style:style>
    <style:style style:name="T100" style:family="text">
      <style:text-properties officeooo:rsid="05d178a5"/>
    </style:style>
    <style:style style:name="T101" style:family="text">
      <style:text-properties officeooo:rsid="05d420b7"/>
    </style:style>
    <style:style style:name="T102" style:family="text">
      <style:text-properties fo:color="#000000" style:text-position="10% 100%" style:font-name="Liberation Sans2" fo:font-size="40pt" style:font-size-asian="40pt"/>
    </style:style>
    <style:style style:name="T103" style:family="text">
      <style:text-properties fo:color="#000000" style:font-name="Liberation Sans2" fo:font-size="40pt" style:font-size-asian="40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חלוקת עלויות</text:h>
      <text:p text:style-name="P4">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4">זו בעיה של חלוקה הוגנת - אבל היא שונה מבעיות קודמות שלמדנו:</text:p>
      <text:list xml:id="list1839772264" text:style-name="L1">
        <text:list-item>
          <text:p text:style-name="P59">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59">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5">מהי חלוקה הוגנת של התשלומים במקרה זה?</text:p>
      <text:p text:style-name="P7">אנחנו נציג את הבעיה כמקרה פרטי של בעיה כללית יותר הנקראת <text:span text:style-name="T6">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9">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79">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table-cell table:style-name="Table1.A1" office:value-type="string">
            <text:p text:style-name="P36"><text:span text:style-name="T32">קואליציה </text:span>S</text:p>
          </table:table-cell>
          <table:table-cell table:style-name="Table1.B1" office:value-type="string">
            <text:p text:style-name="P36"><text:span text:style-name="T79">c</text:span>(S)</text:p>
          </table:table-cell>
        </table:table-row>
        <table:table-row>
          <table:table-cell table:style-name="Table1.A2" office:value-type="string">
            <text:p text:style-name="P34">0</text:p>
          </table:table-cell>
          <table:table-cell table:style-name="Table1.B2" office:value-type="string">
            <text:p text:style-name="P31">0</text:p>
          </table:table-cell>
        </table:table-row>
        <table:table-row>
          <table:table-cell table:style-name="Table1.A2" office:value-type="string">
            <text:p text:style-name="P34">א</text:p>
          </table:table-cell>
          <table:table-cell table:style-name="Table1.B2" office:value-type="string">
            <text:p text:style-name="P31">10</text:p>
          </table:table-cell>
        </table:table-row>
        <table:table-row>
          <table:table-cell table:style-name="Table1.A2" office:value-type="string">
            <text:p text:style-name="P34">ב</text:p>
          </table:table-cell>
          <table:table-cell table:style-name="Table1.B2" office:value-type="string">
            <text:p text:style-name="P31">15</text:p>
          </table:table-cell>
        </table:table-row>
        <table:table-row>
          <table:table-cell table:style-name="Table1.A2" office:value-type="string">
            <text:p text:style-name="P34">ג</text:p>
          </table:table-cell>
          <table:table-cell table:style-name="Table1.B2" office:value-type="string">
            <text:p text:style-name="P32">25</text:p>
          </table:table-cell>
        </table:table-row>
        <table:table-row>
          <table:table-cell table:style-name="Table1.A2" office:value-type="string">
            <text:p text:style-name="P35">א,ב</text:p>
          </table:table-cell>
          <table:table-cell table:style-name="Table1.B2" office:value-type="string">
            <text:p text:style-name="P32">20</text:p>
          </table:table-cell>
        </table:table-row>
        <table:table-row>
          <table:table-cell table:style-name="Table1.A2" office:value-type="string">
            <text:p text:style-name="P35">א,ג</text:p>
          </table:table-cell>
          <table:table-cell table:style-name="Table1.B2" office:value-type="string">
            <text:p text:style-name="P32">25</text:p>
          </table:table-cell>
        </table:table-row>
        <table:table-row>
          <table:table-cell table:style-name="Table1.A2" office:value-type="string">
            <text:p text:style-name="P35">ב,ג</text:p>
          </table:table-cell>
          <table:table-cell table:style-name="Table1.B2" office:value-type="string">
            <text:p text:style-name="P32">30</text:p>
          </table:table-cell>
        </table:table-row>
        <table:table-row>
          <table:table-cell table:style-name="Table1.A2" office:value-type="string">
            <text:p text:style-name="P35">א,ב,ג</text:p>
          </table:table-cell>
          <table:table-cell table:style-name="Table1.B2" office:value-type="string">
            <text:p text:style-name="P33">37</text:p>
          </table:table-cell>
        </table:table-row>
      </table:table>
      <text:p text:style-name="P8"/>
      <text:p text:style-name="Text_20_body">כלל-חלוקת-עלויות הוא פונקציה p המקבלת כקלט את הטבלה <text:span text:style-name="T79">c</text:span>, ומחזירה לכל שחקן כמה הוא צריך לשלם. <text:s text:c="2"/>אנחנו נחפש כלל-חלוקת-עלויות המקיים כמה תנאים.</text:p>
      <text:p text:style-name="Text_20_body"><text:soft-page-break/></text:p>
      <text:p text:style-name="P6"><text:span text:style-name="T12">א.</text:span><text:span text:style-name="T11"> </text:span><text:span text:style-name="T13">כיסוי מלא</text:span><text:span text:style-name="T18">: </text:span><text:span text:style-name="T17">כשכולם נוסעים יחד, </text:span><text:span text:style-name="T16">עלות הנסיעה מכוסה </text:span><text:span text:style-name="T17">במלואה </text:span><text:span text:style-name="T16">ע"י הנוסעים:</text:span></text:p>
      <text:p text:style-name="P23"><text:span text:style-name="T79">c</text:span>(N) = p(<text:span text:style-name="T79">c</text:span>,1) + p(c,2) + ... + p(c,n)</text:p>
      <text:p text:style-name="Text_20_body"><text:span text:style-name="T1">ב. </text:span><text:span text:style-name="T3">הגינות</text:span><text:span text:style-name="T70"> (נקרא גם </text:span><text:span text:style-name="T3">סימטריה</text:span><text:span text:style-name="T70">)</text:span>: התשלום שכל שחקן משלם צריך להיות תלוי רק בעלות השולית שהוא מוסיף. העלות השולית של שחקן i, ביחס לקבוצה מסויימת S שאינה מכילה את i, מוגדרת כ: <text:s/>c(S <text:span text:style-name="T72">U {i}</text:span>) - c(S)<text:span text:style-name="T33">, כלומר </text:span><text:s/>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text:p>
      <text:p text:style-name="P25"><text:span text:style-name="T12">ג. </text:span><text:span text:style-name="T14">עקרון הלמלם</text:span><text:span text:style-name="T11">: </text:span><text:span text:style-name="T26">למלם </text:span><text:span text:style-name="T25">(</text:span><text:span text:style-name="T26">באנגלית</text:span><text:span text:style-name="T25"> "null player") </text:span><text:span text:style-name="T11">הוא שחקן שאינו מוסיף שום עלות לשום תת-קבוצה שהוא מצטרף אליה. תחשבו על </text:span><text:span text:style-name="T23">"עציץ" שתמיד נמצא במונית - לא עולה ולא יורד</text:span><text:span text:style-name="T24">, </text:span><text:span text:style-name="T15">ל</text:span><text:span text:style-name="T24">א </text:span><text:span text:style-name="T15">מ</text:span><text:span text:style-name="T24">ועיל ו</text:span><text:span text:style-name="T15">ל</text:span><text:span text:style-name="T24">א </text:span><text:span text:style-name="T15">מ</text:span><text:span text:style-name="T24">זיק</text:span><text:span text:style-name="T11">. </text:span><text:span text:style-name="T27">עקרון הלמלם</text:span><text:span text:style-name="T11"> </text:span><text:span text:style-name="T27">קובע, שלמלם </text:span><text:span text:style-name="T11">לא צריך לשלם </text:span><text:span text:style-name="T27">או לקבל </text:span><text:span text:style-name="T11">כלום. </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78">k</text:span>), ומפעילים את אותו כלל-תשלומים - מקבלים תשלומים גדולים פי 100 (או פי <text:span text:style-name="T78">k</text:span>).</text:p>
      <text:p text:style-name="P26"><text:span text:style-name="T19">ב</text:span><text:span text:style-name="T11">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20">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text:span></text:p>
      <text:p text:style-name="P27"><text:span text:style-name="T20">כ</text:span><text:span text:style-name="T11">ל </text:span><text:span text:style-name="T22">התנאים</text:span><text:span text:style-name="T11"> הללו נראים מאד הגיוניים</text:span><text:span text:style-name="T21">.</text:span></text:p>
      <text:p text:style-name="P28"><text:span text:style-name="T11">מתברר שיש רק כלל תשלומים </text:span><text:span text:style-name="T12">אחד </text:span><text:span text:style-name="T11">המקיים את כל הכללים האלו! הכלל הזה נקרא "ערך שאפלי".</text:span></text:p>
      <text:p text:style-name="P37">ערך שאפלי מחושב באופן הבא:</text:p>
      <text:list xml:id="list1435803921" text:style-name="L2">
        <text:list-item>
          <text:p text:style-name="P73">עבור על כל n! הסידורים האפשריים של השחקנים.</text:p>
        </text:list-item>
        <text:list-item>
          <text:p text:style-name="P73">עבור כל סידור וכל שחקן, חשב את <text:span text:style-name="T8">העלות</text:span><text:span text:style-name="T6"> השולית </text:span>שלו בסידור זה.</text:p>
        </text:list-item>
        <text:list-item>
          <text:p text:style-name="P73">התשלום של כל שחקן הוא הממוצע החשבוני של <text:span text:style-name="T76">העלויות </text:span>השוליות שלו בכל אחד מהסידורים.</text:p>
        </text:list-item>
      </text:list>
      <text:p text:style-name="P39">לדוגמה עבור המספרים מלמעלה, ראו בגליון האלקטרוני המצורף.</text:p>
      <text:p text:style-name="P40"><text:span text:style-name="T1">משפט 1</text:span>: ערך שאפלי מקיים את התכונות א<text:span text:style-name="T28">,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46"><text:soft-page-break/><text:span text:style-name="T1">ב.</text:span> <text:span text:style-name="T29">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42"><text:span text:style-name="T1">ג.</text:span> <text:span text:style-name="T77">לשחקן למלם יש עלות שולית 0 ביחס לכל תת-קבוצה, ולכן גם הממוצע שלו 0.</text:span></text:p>
      <text:p text:style-name="P43"><text:span text:style-name="T1">ד.</text:span> <text:span text:style-name="T30">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41"><text:span text:style-name="T1">משפט </text:span><text:span text:style-name="T2">2</text:span>: ערך שאפלי <text:span text:style-name="T31">הוא הפונקציה היחידה המקיימת </text:span>את התכונות א<text:span text:style-name="T28">,ב,ג,</text:span>ד.</text:p>
      <text:p text:style-name="P49"><text:span text:style-name="T1">הוכחה</text:span>: <text:span text:style-name="T102">נ</text:span><text:span text:style-name="T103">וכיח יחידות לשני שחקנים. פונקציית העלות: </text:span></text:p>
      <text:p text:style-name="P23">(0,ca,cb,cab)</text:p>
      <text:p text:style-name="Text_20_body">ניתן להציג אותה כסכום של שלוש פונקציות:</text:p>
      <text:p text:style-name="P23">(0,ca,0,ca) +(0,0,cb,cb) + (0,0,0,cab-ca-cb)</text:p>
      <text:p text:style-name="Text_20_body"><text:span text:style-name="T101">בראשונה</text:span>, ב הוא עציץ ולכן א משלם הכל - ca</text:p>
      <text:p text:style-name="Text_20_body"><text:span text:style-name="T101">בשניה</text:span>, <text:s/>א הוא עציץ ולכן ב משלם הכל - cb.</text:p>
      <text:p text:style-name="Text_20_body"><text:span text:style-name="T101">בשלישית</text:span>, א,ב סימטריים ולכן כל אחד משלם בדיוק חצי מהעלות הכוללת – (cab-ca-cb)/2.</text:p>
      <text:p text:style-name="Text_20_body">לפי ליניאריות, <text:span text:style-name="T101">התשלום של a הוא סכום התשלומים בשלושת המשחקים:</text:span></text:p>
      <text:p text:style-name="P23">pa = ca + <text:span text:style-name="T101">0 + </text:span>(cab-ca-cb)/2 = [ca+(cab-cb)]/2</text:p>
      <text:p text:style-name="P21"><text:span text:style-name="T101">וזה </text:span>בדיוק ערך שאפלי.</text:p>
      <text:p text:style-name="P64">אותו הדבר נכון לגבי b.</text:p>
      <text:p text:style-name="P22">ההוכחה לשלושה שחקנים או יותר היא דומה, אבל יותר מסובכת מבחינה אלגברית.</text:p>
      <text:p text:style-name="P50"/>
      <text:p text:style-name="P78">חישוב ערך שאפלי</text:p>
      <text:p text:style-name="P72">באופן כללי, כדי לחשב את ערך שאפלי צריך לעבור על n! צירופים. זה אפשרי עבור ערכים קטנים של n, אבל כש-n גדל (נניח מעל 15) זה כבר נעשה קשה מאד. ואכן, הבעיה הכללית של חישוב ערך שאפלי היא NP-קשה. אבל, במקרים מסויימים אפשר לנצל את מבנה הבעיה כדי לחשב את ערך שאפלי בצורה יעילה יותר.</text:p>
      <text:p text:style-name="P72">דוגמה אחת היא <text:span text:style-name="T6">בעיית שדה התעופה </text:span>(airport problem): </text:p>
      <text:p text:style-name="P50"/>
      <text:p text:style-name="Heading_20_2">איך מחליטים מי יקבל שירות?</text:p>
      <text:p text:style-name="Text_20_body">עד עכשיו הנחנו שכולם נוסעים, וכל השאלה היתה איך לחלק ביניהם את העלות.</text:p>
      <text:p text:style-name="Text_20_body">אבל, מה אם העלות היא כל-כך גבוהה עד שחלק מהאנשים בכלל לא ירצו לנסוע?</text:p>
      <text:p text:style-name="Text_20_body">איך מחליטים כמה ואיזה נוסעים בדיוק ישתתפו בנסיעה?</text:p>
      <text:p text:style-name="Text_20_body"><text:soft-page-break/>כדי לענות לשאלה זו, צריך להוסיף נתון לבעיה: לא מספיק לדעת מהי העלות של כל קבוצת-נוסעים - צריך גם לדעת מהו הערך שכל נוסע מפיק מהשתתפות בנסיעה. אנחנו מניחים שההשתתפות היא בינארית - נוסע <text:span text:style-name="T80">j</text:span> שמשתתף בנסיעה, <text:span text:style-name="T79">הערך שלו הוא</text:span> v<text:span text:style-name="T81">j</text:span>. כיוון שאנחנו בקורס "אלגוריתמים כלכליים", רק הנוסע עצמו יודע מהי התועלת שלו. אנחנו צריכים לפתח מכרז (מנגנון) שישכנע את הנוסעים לחשוף את הערך האמיתי שלהם.</text:p>
      <text:p text:style-name="Text_20_body">פתרון אחד, שכבר למדנו, הוא <text:span text:style-name="T1">מכרז VCG</text:span><text:span text:style-name="T5">: </text:span></text:p>
      <text:list xml:id="list759578570" text:style-name="L3">
        <text:list-item>
          <text:p text:style-name="P65"><text:span text:style-name="T69">יש 2</text:span><text:span text:style-name="T10">n</text:span><text:span text:style-name="T69"> אפשרויות - כל תת-קבוצה של N היא אפשרות.</text:span></text:p>
        </text:list-item>
        <text:list-item>
          <text:p text:style-name="P66">הערך של כל שחקן j הוא v[j] אם הוא בקבוצה, ו-0 אם הוא לא בקבוצה.</text:p>
        </text:list-item>
        <text:list-item>
          <text:p text:style-name="P66">יש שחקן נוסף (נקרא לו "הנהג"), שהערך שלו לכל אפשרות הוא שלילי - מינוס עלות הנסיעה.</text:p>
        </text:list-item>
        <text:list-item>
          <text:p text:style-name="P67">עבור כל תת-קבוצה<text:span text:style-name="T95">, חשב את סכום הערכים (כולל הערך השלילי של הנהג).</text:span></text:p>
        </text:list-item>
        <text:list-item>
          <text:p text:style-name="P68">בחר את תת-הקבוצה עם <text:span text:style-name="T95">הסכום </text:span>הגדול ביותר.</text:p>
        </text:list-item>
        <text:list-item>
          <text:p text:style-name="P69">עבור כל נוסע<text:span text:style-name="T96">, התשלום הוא הסכום של הנוסעים האחרים (כולל הנהג) אילו הוא לא היה משתתף, פחות הסכום של הנוסעים האחרים (כולל הנהג) כשהוא משתתף.</text:span></text:p>
        </text:list-item>
      </text:list>
      <text:p text:style-name="P44">ראו דוגמה בגליון המצורף.</text:p>
      <text:p text:style-name="P45">כפי שלמדנו בעבר, מכרז וק"ג הוא אמיתי ויעיל פארטו, אבל יש בו בעיה רצינית - סכום התשלומים של כל השחקנים <text:span text:style-name="T97">לא בהכרח</text:span> מכסה את עלות הנסיעה. במילים אחרות: יש <text:span text:style-name="T1">גירעון</text:span>! <text:span text:style-name="T98">אם נרצה להשתמש במכרז כזה באופן קבוע, הממשלה תצטרך לסבסד אותו.</text:span></text:p>
      <text:p text:style-name="P47">פתרון אפשרי הוא לגבות מכל נוסע <text:span text:style-name="T99">תשלום מסויים, כך שסכום התשלומים יכסה את עלות הנסיעה (למשל: ערך שאפלי), ואז לחסר את התשלום הזה מהערך של הנוסע.</text:span></text:p>
      <text:p text:style-name="P48">הבעיה היא, <text:span text:style-name="T100">שהעלות של חלק מהנוסעים עלולה להיות שלילית - הם ישלמו יותר מהערך שלהם.</text:span></text:p>
      <text:p text:style-name="Heading_20_2">מכרז מולין-שנקר</text:p>
      <text:p text:style-name="P18">במקום וק"ג אפשר להשתמש במכרז אחר, המאפשר לנו לקבוע כלל-תשלום מאוזן תקציבית. המכרז נקרא על-שם ממציאיו - Moulin, Shenker.<text:span text:style-name="T71"> <text:s/></text:span>במכרז זה, אנחנו קובעים מראש את כלל-התשלום. <text:span text:style-name="T86">כלל-התשלום הוא פונקציה p(S,i). הוא </text:span>קובע, עבור כל תת-קבוצה של נוסעים<text:span text:style-name="T86"> S</text:span>, כמה ישלם כל נוסע <text:span text:style-name="T86">i </text:span>אם הקבוצה הזאת היא הקבוצה הנבחרת.<text:span text:style-name="T82"> <text:s/>הכלל צריך לקיים </text:span><text:span text:style-name="T7">איזון תקציבי (budget balance) </text:span><text:span text:style-name="T74">- לכל תת-קבוצה, סכום התשלומים של חברי הקבוצה שווה לעלות הנסיעה של תת-הקבוצה.</text:span></text:p>
      <text:p text:style-name="P30"><text:span text:style-name="T35">בתחילת השיעור</text:span><text:span text:style-name="T34"> ראינו דוגמה לכלל-תשלום: ערך שאפלי</text:span><text:span text:style-name="T38">. ראינו שהוא מאוזן תקציבית</text:span><text:span text:style-name="T34">. </text:span><text:span text:style-name="T36">ישנם כללים נוספים</text:span><text:span text:style-name="T39"> עם איזון תקציבי</text:span><text:span text:style-name="T37">. למשל, אפשר לסדר את הנוסעים בסדר קבוע כלשהו (מהזוטר לבכיר), ולגבות מכל אחד את העלות השולית שלו בסדרה זו</text:span><text:span text:style-name="T38">.</text:span><text:span text:style-name="T37"> ערך שאפלי עושה ממוצע על </text:span><text:span text:style-name="T62">כל </text:span><text:span text:style-name="T37">הסדרים, אבל אפשר לבחור סדר</text:span><text:span text:style-name="T38"> </text:span><text:span text:style-name="T62">אחד</text:span><text:span text:style-name="T41"> כלשהו</text:span><text:span text:style-name="T55">, והכלל עדיין יהיה מאוזן-תקציבית.</text:span></text:p>
      <text:p text:style-name="P38"><text:span text:style-name="T40">בהינתן כלל-התשלום, המכרז מתנהל באופן הבא</text:span><text:span text:style-name="T43"> (בדומה ל"מכרז יפני")</text:span><text:span text:style-name="T40">:</text:span></text:p>
      <text:list xml:id="list1507934168" text:style-name="L4">
        <text:list-item>
          <text:p text:style-name="P74"><text:span text:style-name="T60">איתחול</text:span><text:span text:style-name="T42">: </text:span><text:span text:style-name="T40">מכניסים את כל </text:span><text:span text:style-name="T43">הנוסעים הפוטנציאליים </text:span><text:span text:style-name="T40">לחדר</text:span><text:span text:style-name="T43">.</text:span></text:p>
        </text:list-item>
        <text:list-item>
          <text:p text:style-name="P75">אומרים לכל משתתף כמה הוא צריך לשלם (לפי כלל-התשלום p), בהנחה שכל הנוסעים <text:span text:style-name="T73">הנמצאים עכשיו </text:span>בחדר<text:span text:style-name="T43"> משתתפים בנסיעה.</text:span></text:p>
        </text:list-item>
        <text:list-item>
          <text:p text:style-name="P75"><text:soft-page-break/><text:span text:style-name="T44">כל משתתף שאינו רוצה לשלם</text:span><text:span text:style-name="T47"> -</text:span><text:span text:style-name="T44"> יוצא מהחדר.</text:span></text:p>
        </text:list-item>
        <text:list-item>
          <text:p text:style-name="P76">אם מישהו יצא מהחדר - חזור לצעד 2.</text:p>
        </text:list-item>
        <text:list-item>
          <text:p text:style-name="P62">אחרת - סיים ושלח את הנוסעים שנשארו בחדר למונית.</text:p>
        </text:list-item>
      </text:list>
      <text:p text:style-name="P9">במקום להכניס נוסעים לחדר, אפשר לבצע הדמיה של התהליך - מבקשים מכל נוסע לדווח את הערך שלו, ומריצים את התהליך במחשב, כאשר בשלב 3, מוציאים מה"חדר" את כל המשתתפים שהערך שלהם קטן מהמחיר שהם אמורים לשלם. </text:p>
      <text:p text:style-name="Text_20_body">כדי שהמכרז הזה יהיה אמיתי, כלל-התשלום צריך להיות <text:span text:style-name="T6">מונוטוני</text:span> במובן הבא: אם נוסע <text:span text:style-name="T92">עוזב את ה</text:span>קבוצה, אז התשלומים של כל הנוסעים <text:span text:style-name="T91">הנשארים גדֵלים</text:span> (או <text:span text:style-name="T90">שווים</text:span>). כלומר לכל שתי קבוצות S,T ולכל שחקן i בקבוצה S, מתקיים:</text:p>
      <text:p text:style-name="P23">If S ≤ T then <text:s/>p(S, i) ≥ <text:s/>p(‎T, i)</text:p>
      <text:p text:style-name="P16"><text:span text:style-name="T59">משפט</text:span><text:span text:style-name="T40">:</text:span><text:span text:style-name="T45"> אם כלל-התשלום הוא </text:span><text:span text:style-name="T46">מונוטוני, אז</text:span><text:span text:style-name="T40"> מכרז מולין-שנקר הוא אמיתי.</text:span></text:p>
      <text:p text:style-name="P12"><text:span text:style-name="T1">הוכחה</text:span>: <text:span text:style-name="T83">בכל פעם שנוסעים יוצאים מהחדר, התשלום של כל הנוסעים הנשארים נשאר קבוע או גדֵל. לכן, לנוסע שיצא, אף פעם לא כדאי לחזור. לכן ההתנהגות האופטימלית של נוסע היא לצאת מהחדר אם-ורק-אם התשלום הנוכחי גדול מהערך שלו. זה בדיוק מה שההדמיה של מכרז מולין-שנקר עושה עבורו כשהוא אומר את ערכו האמיתי. <text:s text:c="2"/>***</text:span></text:p>
      <text:p text:style-name="P13">האם אפשר להשתמש במכרז מולין-שנקר עם כלל-התשלום של שאפלי? לשם כך צריך לוודא שהכלל הזה מונוטוני. והוא אכן מונוטוני כאשר יש <text:span text:style-name="T6">עלות שולית פוחתת.</text:span></text:p>
      <text:p text:style-name="P52"><text:span text:style-name="T1">הגדרה</text:span>: <text:span text:style-name="T94">פונקציית-עלות נקראת</text:span><text:span text:style-name="T57"> </text:span><text:span text:style-name="T63">תת-מודולרית </text:span><text:span text:style-name="T57">(submodular)</text:span><text:span text:style-name="T58"> אם יש לה </text:span><text:span text:style-name="T6">עלות שולית פוחתת </text:span>(decreasing marginal cost)<text:span text:style-name="T94">, כלומר, </text:span>העלות השולית של <text:span text:style-name="T71">כל שחקן ביחס לקבוצה מסויימת, קטֵנה (או שווה) כאשר הקבוצה גד</text:span>ֵ<text:span text:style-name="T71">לה. פורמלית, לכל שתי קבוצות S,T <text:s/>ולכל </text:span>שחקן<text:span text:style-name="T71"> i:</text:span></text:p>
      <text:p text:style-name="P24">If S ≤ T, then <text:s/><text:span text:style-name="T75">c</text:span>(S U {i}) - <text:span text:style-name="T75">c</text:span>(S) ≥ <text:s/><text:span text:style-name="T75">c</text:span>(‎T U {i}) - <text:span text:style-name="T75">c</text:span>(T)</text:p>
      <text:p text:style-name="P11">טבלת העלויות שהוצגה למעלה מקיימת תכונה זו.<text:span text:style-name="T87"> </text:span></text:p>
      <text:p text:style-name="P14"><text:span text:style-name="T1">משפט</text:span>: <text:span text:style-name="T89">במשחק עם עלות שולית פוחתת, כלל-התשלום של שאפלי הוא מונוטוני.</text:span></text:p>
      <text:p text:style-name="P51"><text:span text:style-name="T4">הוכחה</text:span><text:span text:style-name="T88">: נניח שחישבנו את ערך שאפלי של שחקן א בקבוצה מסויימת בגודל n. <text:s/>שחקן חדש, ב, הצטרף לקבוצה, ואנחנו מחשבים שוב את ערך שאפלי של שחקן א. צריך להוכיח שהערך החדש שווה או קטן מהערך הישן. <text:s/></text:span></text:p>
      <text:p text:style-name="P56">הערך הישן הוא ממוצע של n-עצרת מספרים - אחד עבור כל סדר של השחקנים הישנים.</text:p>
      <text:p text:style-name="P53">הערך החדש הוא ממוצע של (n+1)-עצרת מספרים<text:span text:style-name="T93"> - אחד עבור כל סדר של השחקנים עם שחקן ב.</text:span></text:p>
      <text:p text:style-name="P54">עבור כל סדר ישן, יש n+1 סדרים חדשים, כי יש n+1 אפשרויות להכניס את שחקן ב לתוך הסדר (לפני הראשון, לפני השני, ..., לפני האחרון, אחרי האחרון).</text:p>
      <text:p text:style-name="P55">אם מכניסים את שחקן ב <text:span text:style-name="T6">אחרי </text:span>שחקן א - אז העלות השולית של שחקן א בסדר זה <text:span text:style-name="T6">לא משתנה</text:span>.</text:p>
      <text:p text:style-name="P55">אם מכניסים את שחקן ב <text:span text:style-name="T6">לפני </text:span>שחקן א - אז העלות השולית של שחקן א בסדר זה <text:span text:style-name="T6">קטֵנה - </text:span><text:span text:style-name="T84">כי יש עלות שולית פוחתת.</text:span></text:p>
      <text:p text:style-name="P55"><text:span text:style-name="T84">לכן, הממוצע על כל הסדרים קטן או שווה לממוצע הישן.</text:span><text:span text:style-name="T85"> <text:s/>***</text:span></text:p>
      <text:p text:style-name="P57"/>
      <text:p text:style-name="P19"><text:span text:style-name="T56">לסיכום, </text:span><text:span text:style-name="T40">מכרז מולין-שנקר הוא מאוזן תקציבית </text:span><text:span text:style-name="T56">ואמיתי (כשכלל-התשלום מונוטוני), </text:span><text:span text:style-name="T40">אבל הוא לא מושלם:</text:span></text:p>
      <text:p text:style-name="P15"><text:span text:style-name="T61">משפט</text:span><text:span text:style-name="T48">:</text:span><text:span text:style-name="T45"> </text:span><text:span text:style-name="T48">מכרז מולין-שנקר </text:span><text:span text:style-name="T49">אינו בהכרח יעיל</text:span><text:span text:style-name="T53">-</text:span><text:span text:style-name="T49">פארטו.</text:span></text:p>
      <text:p text:style-name="P17"><text:span text:style-name="T59">הוכחה</text:span><text:span text:style-name="T40">:</text:span><text:span text:style-name="T50"> </text:span><text:span text:style-name="T51">שיעורי בית.</text:span></text:p>
      <text:p text:style-name="Heading_20_2"><text:soft-page-break/>סיכום</text:p>
      <text:p text:style-name="P10">לסיכום, ראינו שלוש תכונות - יעילות, אמיתיות ואיזון תקציבי:</text:p>
      <text:list xml:id="list2987427106" text:style-name="L5">
        <text:list-item>
          <text:p text:style-name="P63">מכרז וק"ג הוא יעיל ואמיתי אבל לא מאוזן;</text:p>
        </text:list-item>
        <text:list-item>
          <text:p text:style-name="P63">מכרז מולין-שנקר הוא אמיתי ומאוזן אבל לא יעיל;</text:p>
        </text:list-item>
        <text:list-item>
          <text:p text:style-name="P70"><text:span text:style-name="T40">קל לחשוב על מכרז יעיל ומאוזן אבל לא אמיתי</text:span><text:span text:style-name="T54">, למשל - כל אחד משלם את הערך שלו.</text:span></text:p>
        </text:list-item>
      </text:list>
      <text:p text:style-name="P17"><text:span text:style-name="T40">האם קיים מכרז המקיים את כל התכונות? התשובה היא לא! כמו בשיעורים קודמים, יש "טרילמה" - צריך לבחור שתיים מתוך שלוש תכונות, אי אפשר לקבל </text:span><text:span text:style-name="T52">את כל מה שרוצים</text:span><text:span text:style-name="T40">...</text:span></text:p>
      <text:p text:style-name="P29"/>
      <text:p text:style-name="P3">מקורות</text:p>
      <text:list xml:id="list512945640" text:style-name="L6">
        <text:list-item>
          <text:p text:style-name="P71"><text:span text:style-name="T67">ישראל אומן על ערך </text:span><text:span text:style-name="T68">שאפלי: </text:span><text:span text:style-name="T67">http://www.ma.huji.ac.il/raumann/pdf/The%20Shapley%20Value.pdf</text:span></text:p>
        </text:list-item>
        <text:list-item>
          <text:p text:style-name="P71"><text:span text:style-name="Citation"><text:span text:style-name="T65">מנגנון מולין-שנקר: </text:span></text:span><text:span text:style-name="Citation"><text:span text:style-name="T64">Moulin, Hervé; Shenker, Scott (2001). "Strategyproof sharing of submodular costs:budget balance versus efficiency". Economic Theory. </text:span></text:span><text:span text:style-name="Citation"><text:span text:style-name="T66">18</text:span></text:span><text:span text:style-name="Citation"><text:span text:style-name="T64"> (3): 511. </text:span></text:span><text:a xlink:type="simple" xlink:href="https://en.wikipedia.org/wiki/Digital_object_identifier" text:style-name="Internet_20_link" text:visited-style-name="Visited_20_Internet_20_Link"><text:span text:style-name="Citation">doi</text:span></text:a><text:span text:style-name="Citation"><text:span text:style-name="T64">:</text:span></text:span><text:a xlink:type="simple" xlink:href="https://doi.org/10.1007%2FPL00004200" text:style-name="Internet_20_link" text:visited-style-name="Visited_20_Internet_20_Link"><text:span text:style-name="Citation">10.1007/PL00004200</text:span></text:a><text:span text:style-name="Citation"><text:span text:style-name="T64">.</text:span></text:span></text:p>
        </text:list-item>
        <text:list-item>
          <text:p text:style-name="P60">Herve Moulin, "Fair Division and Collective Welfare", pages ...</text:p>
        </text:list-item>
        <text:list-item>
          <text:p text:style-name="P61">ויקיפדיה, Shapley Value</text:p>
        </text:list-item>
        <text:list-item>
          <text:p text:style-name="P61">ויקיפדיה, Cost-sharing_mechanism</text:p>
        </text:list-item>
      </text:list>
      <text:p text:style-name="P20">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15T08:55:53.099569831</dc:date>
    <meta:editing-duration>P10DT12H39M43S</meta:editing-duration>
    <meta:editing-cycles>1358</meta:editing-cycles>
    <dc:creator>Erel Segal-Halevi</dc:creator>
    <meta:document-statistic meta:table-count="1" meta:image-count="0" meta:object-count="0" meta:page-count="6" meta:paragraph-count="124" meta:word-count="2010" meta:character-count="10865" meta:non-whitespace-character-count="8972"/>
  </office:meta>
</office:document-meta>
</file>